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500A2CE2D7A.png"/>
  <manifest:file-entry manifest:media-type="image/png" manifest:full-path="Pictures/100000000000005E0000005E3F3D751F.png"/>
  <manifest:file-entry manifest:media-type="image/png" manifest:full-path="Pictures/100000000000032000000258CE27E5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frepa-title">
      <style:graphic-properties draw:fill-color="#ffffff" draw:auto-grow-height="true" fo:min-height="3.506cm"/>
    </style:style>
    <style:style style:name="pr2" style:family="presentation" style:parent-style-name="lyt-frepa-subtitle">
      <style:graphic-properties draw:fill-color="#ffffff" draw:auto-grow-height="true" fo:min-height="14.273cm"/>
    </style:style>
    <style:style style:name="pr3" style:family="presentation" style:parent-style-name="lyt-frepa-notes">
      <style:graphic-properties draw:fill-color="#ffffff" draw:auto-grow-height="true" fo:min-height="13.364cm"/>
    </style:style>
    <style:style style:name="pr4" style:family="presentation" style:parent-style-name="lyt-frepa-title">
      <style:graphic-properties fo:min-height="3.663cm"/>
    </style:style>
    <style:style style:name="pr5" style:family="presentation" style:parent-style-name="lyt-frepa-outline1">
      <style:graphic-properties fo:min-height="11.586cm"/>
    </style:style>
    <style:style style:name="pr6" style:family="presentation" style:parent-style-name="lyt-frepa-outline1">
      <style:graphic-properties fo:min-height="3.5cm"/>
    </style:style>
    <style:style style:name="pr7" style:family="presentation" style:parent-style-name="lyt-frepa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4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2pt"/>
    </style:style>
    <style:style style:name="P5" style:family="paragraph">
      <style:text-properties fo:font-size="28.1000003814697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14pt" style:font-size-asian="14pt" style:font-size-complex="14pt"/>
    </style:style>
    <style:style style:name="T1" style:family="text">
      <style:text-properties fo:font-size="24pt"/>
    </style:style>
    <style:style style:name="T2" style:family="text"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Albany" style:font-family-generic-asian="roman" style:font-pitch-asian="variable" style:font-size-asian="44pt" style:font-style-asian="normal" style:font-weight-asian="normal" style:font-family-complex="Albany" style:font-family-generic-complex="roman" style:font-pitch-complex="variable" style:font-size-complex="44pt" style:font-style-complex="normal" style:font-weight-complex="normal" style:text-emphasize="none" style:font-relief="none"/>
    </style:style>
    <style:style style:name="T3" style:family="text">
      <style:text-properties fo:font-size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family="Albany" style:font-family-generic="roman" style:font-pitch="variable" fo:font-size="32pt" style:font-family-asian="Albany" style:font-family-generic-asian="roman" style:font-pitch-asian="variable" style:font-size-asian="32pt" style:font-family-complex="Albany" style:font-family-generic-complex="roman" style:font-pitch-complex="variable" style:font-size-complex="18.2000007629395pt"/>
    </style:style>
    <style:style style:name="T8" style:family="text">
      <style:text-properties fo:font-family="Albany" style:font-family-generic="roman" style:font-pitch="variable" fo:font-size="20pt" style:font-family-asian="Albany" style:font-family-generic-asian="roman" style:font-pitch-asian="variable" style:font-size-asian="20pt" style:font-family-complex="Albany" style:font-family-generic-complex="roman" style:font-pitch-complex="variable" style:font-size-complex="11.3999996185303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frepa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Umbraco on Linux with Mono </text:p>
          </draw:text-box>
        </draw:frame>
        <draw:frame presentation:style-name="pr2" draw:text-style-name="P2" draw:layer="layout" svg:width="23.099cm" svg:height="14.273cm" svg:x="3.5cm" svg:y="4.5cm" presentation:class="subtitle" presentation:user-transformed="true">
          <draw:text-box>
            <text:p><text:span text:style-name="T1">Can Koluman</text:span></text:p>
            <text:p><text:span text:style-name="T1"/></text:p>
            <text:p><text:span text:style-name="T1">What is Mono?</text:span></text:p>
            <text:p><text:span text:style-name="T1">Why bring Umbraco to Mono?</text:span></text:p>
            <text:p><text:span text:style-name="T1">Project road map and status</text:span></text:p>
            <text:p><text:span text:style-name="T1">Development considerations</text:span></text:p>
            <text:p><text:span text:style-name="T1">Known Issues</text:span></text:p>
            <text:p><text:span text:style-name="T1">Sample site</text:span></text:p>
            <text:p><text:span text:style-name="T1">Questions</text:span></text:p>
          </draw:text-box>
        </draw:frame>
        <anim:par presentation:node-type="timing-root">
          <anim:par smil:begin="id1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frepa" presentation:presentation-page-layout-name="AL2T1" xml:id="id2" draw:id="id2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What is Mono</text:p>
          </draw:text-box>
        </draw:frame>
        <draw:frame presentation:style-name="pr5" draw:layer="layout" svg:width="23.099cm" svg:height="11.586cm" svg:x="3.5cm" svg:y="5.914cm" presentation:class="outline" presentation:user-transformed="true">
          <draw:text-box>
            <text:list text:style-name="L2">
              <text:list-item>
                <text:p>Mono is an open source / cross platform .Net Framework implementation.</text:p>
              </text:list-item>
              <text:list-item>
                <text:p>Mono project started and led by Miguel de Icasa</text:p>
              </text:list-item>
              <text:list-item>
                <text:p>Microsoft ASP .Net web stack itself is open source since late March 2012.</text:p>
              </text:list-item>
            </text:list>
          </draw:text-box>
        </draw:frame>
        <draw:frame presentation:style-name="pr6" draw:layer="layout" svg:width="23.1cm" svg:height="3.5cm" svg:x="3.5cm" svg:y="14.5cm" presentation:class="outline" presentation:user-transformed="true">
          <draw:text-box>
            <text:p/>
          </draw:text-box>
        </draw:frame>
        <anim:par presentation:node-type="timing-root">
          <anim:par smil:begin="id2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frepa" presentation:presentation-page-layout-name="AL2T1" xml:id="id3" draw:id="id3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<text:span text:style-name="T2">What is Mono - references</text:span></text:p>
          </draw:text-box>
        </draw:frame>
        <draw:frame presentation:style-name="pr5" draw:text-style-name="P4" draw:layer="layout" svg:width="23.099cm" svg:height="11.586cm" svg:x="3.5cm" svg:y="5.914cm" presentation:class="outline" presentation:user-transformed="true">
          <draw:text-box>
            <text:list text:style-name="L2">
              <text:list-item>
                <text:p><text:span text:style-name="T3">http://mono-project.com/Main_Page</text:span></text:p>
              </text:list-item>
              <text:list-item>
                <text:p><text:span text:style-name="T3">http://en.wikipedia.org/wiki/Miguel_de_Icaza</text:span></text:p>
              </text:list-item>
              <text:list-item>
                <text:p><text:span text:style-name="T3">http://weblogs.asp.net/scottgu/archive/2012/03/27/asp-net-mvc-web-api-razor-and-open-source.aspx</text:span></text:p>
              </text:list-item>
              <text:list-item>
                <text:p><text:span text:style-name="T3">http://aspnetwebstack.codeplex.com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frepa" presentation:presentation-page-layout-name="AL2T1" xml:id="id4" draw:id="id4">
        <office:forms form:automatic-focus="false" form:apply-design-mode="false"/>
        <draw:frame presentation:style-name="pr4" draw:layer="layout" svg:width="24.099cm" svg:height="3.663cm" svg:x="2.7cm" svg:y="1.837cm" presentation:class="title" presentation:user-transformed="true">
          <draw:text-box>
            <text:p>Why bring Umbraco to Mono?</text:p>
          </draw:text-box>
        </draw:frame>
        <draw:frame presentation:style-name="pr5" draw:layer="layout" svg:width="23.099cm" svg:height="11.586cm" svg:x="3.5cm" svg:y="5.914cm" presentation:class="outline">
          <draw:text-box>
            <text:list text:style-name="L2">
              <text:list-item>
                <text:p><text:span text:style-name="T4">Umbraco probably the best .NET based CMS, and is open source</text:span></text:p>
              </text:list-item>
              <text:list-item>
                <text:p><text:span text:style-name="T4">Linux is the most popular hosting platform</text:span></text:p>
              </text:list-item>
              <text:list-item>
                <text:p><text:span text:style-name="T4">The combination of Umbraco and Linux will provide developers and end-users with one of the best development and deployment platforms</text:span></text:p>
              </text:list-item>
              <text:list-item>
                <text:p><text:span text:style-name="T4">Mono provides the “means”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frepa" presentation:presentation-page-layout-name="AL2T1" xml:id="id5" draw:id="id5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Project road map and status</text:p>
          </draw:text-box>
        </draw:frame>
        <draw:frame presentation:style-name="pr5" draw:text-style-name="P6" draw:layer="layout" svg:width="23.099cm" svg:height="11.586cm" svg:x="3.5cm" svg:y="5.914cm" presentation:class="outline">
          <draw:text-box>
            <text:list text:style-name="L2">
              <text:list-item>
                <text:p><text:span text:style-name="T4">Forked from codeplex, and hosted on git</text:span></text:p>
              </text:list-item>
              <text:list-item>
                <text:p><text:span text:style-name="T4">Three development branches: 4.7.x, 4.11.x, 6.0.x</text:span></text:p>
              </text:list-item>
              <text:list-item>
                <text:p><text:span text:style-name="T4">These will be released as autonomous distibutions as follows: 4.7.2, 4.11.7, 6.0.5.</text:span></text:p>
              </text:list-item>
              <text:list-item>
                <text:p><text:span text:style-name="T4">After that git project development will cease</text:span></text:p>
              </text:list-item>
              <text:list-item>
                <text:p><text:span text:style-name="T4">Existing code base will be ported into official Umbraco code base 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frepa" presentation:presentation-page-layout-name="AL2T1" xml:id="id6" draw:id="id6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<text:span text:style-name="T2">Project road map and status</text:span></text:p>
          </draw:text-box>
        </draw:frame>
        <draw:frame presentation:style-name="pr5" draw:text-style-name="P6" draw:layer="layout" svg:width="23.099cm" svg:height="11.586cm" svg:x="3.5cm" svg:y="5.914cm" presentation:class="outline">
          <draw:text-box>
            <text:list text:style-name="L2">
              <text:list-item>
                <text:p><text:span text:style-name="T4">At present, 4.7.2 is in beta, 4.11.x in pre-alpha, 6.0.x in alpha</text:span></text:p>
              </text:list-item>
            </text:list>
            <text:p><text:span text:style-name="T4"/></text:p>
            <text:list text:continue-numbering="true" text:style-name="L2">
              <text:list-item>
                <text:p><text:span text:style-name="T4">References</text:span></text:p>
              </text:list-item>
              <text:list-item>
                <text:p><text:span text:style-name="T5">https://github.com/m57j75/umbracoMono/</text:span></text:p>
              </text:list-item>
              <text:list-item>
                <text:p><text:span text:style-name="T5">http://umbraco.codeplex.com</text:span></text:p>
                <text:p><text:span text:style-name="T5"/></text:p>
              </text:list-item>
            </text:list>
          </draw:text-box>
        </draw:frame>
        <anim:par presentation:node-type="timing-root">
          <anim:par smil:begin="id6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frepa" presentation:presentation-page-layout-name="AL2T1" xml:id="id7" draw:id="id7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Development Considerations</text:p>
          </draw:text-box>
        </draw:frame>
        <draw:frame presentation:style-name="pr5" draw:text-style-name="P6" draw:layer="layout" svg:width="23.099cm" svg:height="11.586cm" svg:x="3.5cm" svg:y="5.914cm" presentation:class="outline" presentation:user-transformed="true">
          <draw:text-box>
            <text:list text:style-name="L2">
              <text:list-item>
                <text:p><text:span text:style-name="T4">Requires Mono 2.11.x or greater</text:span></text:p>
              </text:list-item>
              <text:list-item>
                <text:p><text:span text:style-name="T4">Deployment requires xsp and / or fastcgi-mono-server 2.11.x or greater</text:span></text:p>
              </text:list-item>
              <text:list-item>
                <text:p><text:span text:style-name="T4">Beware of implementation differences: Mono is not identical to MS .NET</text:span></text:p>
              </text:list-item>
              <text:list-item>
                <text:p><text:span text:style-name="T4">Prior Linux experience very helpful – many Linux distros do not supply full requirements, needs manual set-up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frepa" presentation:presentation-page-layout-name="AL2T1" xml:id="id8" draw:id="id8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<text:span text:style-name="T2">Development Considerations</text:span></text:p>
          </draw:text-box>
        </draw:frame>
        <draw:frame presentation:style-name="pr5" draw:layer="layout" svg:width="23.099cm" svg:height="11.586cm" svg:x="3.5cm" svg:y="5.914cm" presentation:class="outline" presentation:user-transformed="true">
          <draw:text-box>
            <text:list text:style-name="L2">
              <text:list-item>
                <text:p><text:span text:style-name="T4">4.7.2 requires .NET 4</text:span></text:p>
              </text:list-item>
              <text:list-item>
                <text:p><text:span text:style-name="T4">4.11.x native mono set-up – requires .NET 4.5 for mono MVC3</text:span></text:p>
              </text:list-item>
              <text:list-item>
                <text:p><text:span text:style-name="T4">6.0.x requires .NET 4 and MS MVC 4 dlls (no native MVC4 support in mono)</text:span></text:p>
              </text:list-item>
              <text:list-item>
                <text:p><text:span text:style-name="T4">Mono is not as forgiving (all loaded assemblies must match .NET version)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8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frepa" presentation:presentation-page-layout-name="AL2T1" xml:id="id9" draw:id="id9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<text:span text:style-name="T2">Development Considerations</text:span></text:p>
          </draw:text-box>
        </draw:frame>
        <draw:frame presentation:style-name="pr5" draw:text-style-name="P7" draw:layer="layout" svg:width="23.099cm" svg:height="11.945cm" svg:x="3.5cm" svg:y="5.914cm" presentation:class="outline" presentation:user-transformed="true">
          <draw:text-box>
            <text:list text:style-name="L2">
              <text:list-item>
                <text:p><text:span text:style-name="T6">Standard Linux filesystems are case sensitive</text:span></text:p>
              </text:list-item>
              <text:list-item>
                <text:p><text:span text:style-name="T6">XpathNodeIterator.Current is never initialized, needs Move.Next() first</text:span></text:p>
              </text:list-item>
              <text:list-item>
                <text:p><text:span text:style-name="T6">Webforms: dynamic checkbox list loses state on post-back and needs to be re-initialized</text:span></text:p>
              </text:list-item>
              <text:list-item>
                <text:p><text:span text:style-name="T6">In reflection: missing properties throw not MissingMethod but MissingField</text:span></text:p>
              </text:list-item>
              <text:list-item>
                <text:p><text:span text:style-name="T6">Absolute uri from absolute path ('/...') has no host name</text:span></text:p>
              </text:list-item>
              <text:list-item>
                <text:p><text:span text:style-name="T6">AltDirectorySeparatorChar character is '\\' if IS_PORTABILITY_SET <text:s/>defined but '/' otherwise. Do not rely on this variable, use MultiPlatform functions instead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frepa" presentation:presentation-page-layout-name="AL2T1" xml:id="id10" draw:id="id10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<text:span text:style-name="T2">Development Considerations</text:span></text:p>
          </draw:text-box>
        </draw:frame>
        <draw:frame presentation:style-name="pr5" draw:layer="layout" svg:width="23.099cm" svg:height="11.586cm" svg:x="3.5cm" svg:y="5.914cm" presentation:class="outline">
          <draw:text-box>
            <text:list text:style-name="L2">
              <text:list-item>
                <text:p><text:span text:style-name="T7">References:</text:span></text:p>
              </text:list-item>
            </text:list>
            <text:p><text:span text:style-name="T7"/></text:p>
            <text:list text:continue-numbering="true" text:style-name="L2">
              <text:list-item>
                <text:p><text:span text:style-name="T8">Development blog: http://www.strawberryfin.co.uk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frepa" presentation:presentation-page-layout-name="AL2T1" xml:id="id11" draw:id="id11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Known Issues / Caveats</text:p>
          </draw:text-box>
        </draw:frame>
        <draw:frame presentation:style-name="pr5" draw:text-style-name="P8" draw:layer="layout" svg:width="23.099cm" svg:height="11.782cm" svg:x="3.5cm" svg:y="5.914cm" presentation:class="outline" presentation:user-transformed="true">
          <draw:text-box>
            <text:list text:style-name="L2">
              <text:list-item>
                <text:p><text:span text:style-name="T9">Canvas untested</text:span></text:p>
              </text:list-item>
              <text:list-item>
                <text:p><text:span text:style-name="T9">6.0.x – masterpages untested</text:span></text:p>
              </text:list-item>
              <text:list-item>
                <text:p><text:span text:style-name="T9">Lucene issues: incorrect level (one less)</text:span></text:p>
              </text:list-item>
              <text:list-item>
                <text:p><text:span text:style-name="T9">Few content service tests fail</text:span></text:p>
              </text:list-item>
              <text:list-item>
                <text:p><text:span text:style-name="T9">App start-up sequence hits certain events twice – added workaround code – underlying issue likely</text:span></text:p>
              </text:list-item>
              <text:list-item>
                <text:p><text:span text:style-name="T9">XML cache requires manual update via Republish all (intermittent)</text:span></text:p>
              </text:list-item>
              <text:list-item>
                <text:p><text:span text:style-name="T9">Must use mono 'Microsoft.Web.Infrastructure'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frepa" presentation:presentation-page-layout-name="AL2T1" xml:id="id12" draw:id="id12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Test Results</text:p>
          </draw:text-box>
        </draw:frame>
        <draw:frame presentation:style-name="pr5" draw:layer="layout" svg:width="23.099cm" svg:height="11.586cm" svg:x="3.5cm" svg:y="5.914cm" presentation:class="outline">
          <draw:text-box>
            <text:list text:style-name="L2">
              <text:list-item>
                <text:p>(New 12/06/2013)</text:p>
              </text:list-item>
              <text:list-item>
                <text:p>Failing Tests: </text:p>
              </text:list-item>
              <text:list-item>
                <text:p>Partial trust – CAS Support is experimental in mono</text:p>
              </text:list-item>
              <text:list-item>
                <text:p>Published Media – Lucene / Examine reports incorrect level (on less)</text:p>
              </text:list-item>
              <text:list-item>
                <text:p>ContentService – Expiration / Release / Republish All</text:p>
              </text:list-item>
              <text:list-item>
                <text:p>String Extensions – Encrypt / Decrypt – due to mono internals Form... accesing machine.config</text:p>
              </text:list-item>
            </text:list>
          </draw:text-box>
        </draw:frame>
        <anim:par presentation:node-type="timing-root">
          <anim:par smil:begin="id12.begin">
            <anim:transitionFilter smil:dur="1s" smil:type="randomBarWipe" smil:subtype="vertical"/>
          </anim:par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frepa" presentation:presentation-page-layout-name="AL2T1" xml:id="id13" draw:id="id13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Sample Site</text:p>
          </draw:text-box>
        </draw:frame>
        <draw:frame presentation:style-name="pr5" draw:text-style-name="P6" draw:layer="layout" svg:width="23.099cm" svg:height="11.586cm" svg:x="3.5cm" svg:y="5.914cm" presentation:class="outline">
          <draw:text-box>
            <text:list text:style-name="L2">
              <text:list-item>
                <text:p><text:span text:style-name="T4">“</text:span><text:span text:style-name="T4">The Galleria” - upload, share, vote … a simple image sharing site.</text:span></text:p>
              </text:list-item>
              <text:list-item>
                <text:p><text:span text:style-name="T4">Initial considerations: mysql, nginx, fastcgi-mono-server, permissions, init.d versus systemd</text:span></text:p>
              </text:list-item>
              <text:list-item>
                <text:p><text:span text:style-name="T4">Available on git: https://github.com/m57j75/UmbracoSampleLinuxSites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10">Mysql (but currently using Maria Db) – needs </text:span></text:p>
              <text:p><text:span text:style-name="T10"/></text:p>
              <text:p><text:span text:style-name="T10">Simple nginx set-up</text:span></text:p>
              <text:p><text:span text:style-name="T10"/></text:p>
              <text:p><text:span text:style-name="T10">Fastcgi-mono-server is needed</text:span></text:p>
              <text:p><text:span text:style-name="T10"/></text:p>
              <text:p><text:span text:style-name="T10">Systemd set-up: issue with socket permissions</text:span></text:p>
              <text:p><text:span text:style-name="T10"/></text:p>
              <text:p><text:span text:style-name="T10">Script for init.d example</text:span></text:p>
              <text:p><text:span text:style-name="T10"/></text:p>
              <text:p><text:span text:style-name="T10">Permissive permissions set-up: http group, user member of group</text:span></text:p>
              <text:p><text:span text:style-name="T10"/></text:p>
              <text:p><text:span text:style-name="T10"/></text:p>
            </draw:text-box>
          </draw:frame>
        </presentation:notes>
      </draw:page>
      <draw:page draw:name="page14" draw:style-name="dp1" draw:master-page-name="lyt-frepa" presentation:presentation-page-layout-name="AL2T1" xml:id="id14" draw:id="id14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Sample Site</text:p>
          </draw:text-box>
        </draw:frame>
        <draw:frame presentation:style-name="pr5" draw:text-style-name="P6" draw:layer="layout" svg:width="23.099cm" svg:height="11.586cm" svg:x="3.5cm" svg:y="5.914cm" presentation:class="outline">
          <draw:text-box>
            <text:list text:style-name="L2">
              <text:list-item>
                <text:p><text:span text:style-name="T4">When you develop on Mono / monodevelop, error messages, especially those relating to razor views are very vague</text:span></text:p>
              </text:list-item>
              <text:list-item>
                <text:p><text:span text:style-name="T4">Might be possible to use VS with mono plugin, but I have not yet tested it</text:span></text:p>
              </text:list-item>
              <text:list-item>
                <text:p><text:span text:style-name="T4">http://mono-tools.com/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randomBarWipe" smil:subtype="vertical"/>
          </anim:par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frepa" presentation:presentation-page-layout-name="AL2T1" xml:id="id15" draw:id="id15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Closing remarks</text:p>
          </draw:text-box>
        </draw:frame>
        <draw:frame presentation:style-name="pr5" draw:text-style-name="P6" draw:layer="layout" svg:width="23.099cm" svg:height="11.586cm" svg:x="3.5cm" svg:y="5.914cm" presentation:class="outline">
          <draw:text-box>
            <text:list text:style-name="L2">
              <text:list-item>
                <text:p><text:span text:style-name="T4">Using Monodevelop: also challenging in terms of razor autocompletion and deploying MVC extension methods</text:span></text:p>
              </text:list-item>
              <text:list-item>
                <text:p><text:span text:style-name="T4">In general: On first pass minimise use of delegates, callbacks, Linq etc as these are tough to debug in monodevelop.</text:span></text:p>
              </text:list-item>
              <text:list-item>
                <text:p><text:span text:style-name="T4">But remember Umbraco on Linux / Mono is fun!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frepa" presentation:presentation-page-layout-name="AL2T1" xml:id="id16" draw:id="id16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Questions</text:p>
          </draw:text-box>
        </draw:frame>
        <draw:frame presentation:style-name="pr5" draw:layer="layout" svg:width="23.099cm" svg:height="11.586cm" svg:x="3.5cm" svg:y="5.914cm" presentation:class="outline" presentation:placeholder="true" presentation:user-transformed="true">
          <draw:text-box/>
        </draw:frame>
        <anim:par presentation:node-type="timing-root">
          <anim:par smil:begin="id16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Cans1" draw:style="axial" draw:start-color="#94bd5e" draw:end-color="#33cc66" draw:start-intensity="100%" draw:end-intensity="100%" draw:angle="0" draw:border="0%"/>
    <draw:hatch draw:name="Blue_20_Triple_20_90_20_Degrees" draw:display-name="Blue Triple 90 Degrees" draw:style="triple" draw:color="#0000ff" draw:distance="0.102cm" draw:rotation="900"/>
    <draw:fill-image draw:name="Wet" xlink:href="Pictures/100000000000005E0000005E3F3D751F.png" xlink:type="simple" xlink:show="embed" xlink:actuate="onLoad"/>
    <draw:fill-image draw:name="ashapes6" xlink:href="Pictures/100000000000032000000258CE27E50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ook-background" style:family="presentation">
      <style:graphic-properties draw:stroke="none" draw:fill="gradient" draw:fill-gradient-name="Cans1" draw:fill-hatch-name="Blue_20_Triple_20_90_20_Degrees" draw:fill-hatch-solid="false" draw:fill-image-name="Wet" draw:fill-image-width="0cm" draw:fill-image-height="0cm" style:repeat="stretch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gradient" draw:fill-gradient-name="Cans1" draw:fill-hatch-name="Blue_20_Triple_20_90_20_Degrees" draw:fill-hatch-solid="false" draw:fill-image-name="Wet" draw:fill-image-width="0cm" draw:fill-image-height="0cm" style:repeat="stretch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gradient" draw:fill-gradient-name="Cans1" draw:fill-hatch-name="Blue_20_Triple_20_90_20_Degrees" draw:fill-hatch-solid="false" draw:fill-image-name="Wet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gradient" draw:fill-gradient-name="Cans1" draw:fill-hatch-name="Blue_20_Triple_20_90_20_Degrees" draw:fill-hatch-solid="false" draw:fill-image-name="Wet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 draw:fill-image-width="0cm" draw:fill-image-height="0cm" draw:auto-grow-height="true" draw:fit-to-size="false" fo:wrap-option="wrap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text-indent="0cm">
        <style:tab-stops/>
      </style:paragraph-properties>
      <style:text-properties fo:color="#ffffff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graphic-properties draw:fill-hatch-solid="false"/>
      <style:drawing-page-properties draw:background-size="border" draw:fill="gradient" draw:fill-gradient-name="Cans1" draw:fill-hatch-name="Blue_20_Triple_20_90_20_Degrees" draw:fill-image-name="Wet" draw:fill-image-width="0cm" draw:fill-image-height="0cm" style:repeat="stretch"/>
    </style:style>
    <style:style style:name="Mdp2" style:family="drawing-page">
      <style:graphic-properties draw:fill-hatch-solid="false"/>
      <style:drawing-page-properties draw:background-size="border" draw:fill="gradient" draw:fill-gradient-name="Cans1" draw:fill-hatch-name="Blue_20_Triple_20_90_20_Degrees" draw:fill-image-name="Wet" style:repeat="stretch"/>
    </style:style>
    <style:style style:name="Mdp3" style:family="drawing-page">
      <style:drawing-page-properties draw:background-size="border" draw:fill="bitmap" draw:fill-image-name="ashapes6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75%" style:mirror="none"/>
    </style:style>
    <style:style style:name="Mpr1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ook" style:page-layout-name="PM1" draw:style-name="Mdp1">
      <office:forms form:automatic-focus="false" form:apply-design-mode="false"/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1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2">
      <office:forms form:automatic-focus="false" form:apply-design-mode="false"/>
      <draw:frame draw:style-name="Mgr3" draw:text-style-name="MP7" draw:layer="backgroundobjects" svg:width="25cm" svg:height="18cm" svg:x="1.5cm" svg:y="1.5cm">
        <draw:image xlink:href="Pictures/100000000000050000000500A2CE2D7A.png" xlink:type="simple" xlink:show="embed" xlink:actuate="onLoad">
          <text:p/>
        </draw:image>
      </draw:frame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10" draw:text-style-name="MP1" draw:layer="backgroundobjects" svg:width="6.523cm" svg:height="1.448cm" svg:x="1.5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7.8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19.676cm" svg:y="17.8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3">
      <office:forms form:automatic-focus="false" form:apply-design-mode="false"/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1.586cm" svg:x="3.5cm" svg:y="5.914cm" presentation:class="outline" presentation:placeholder="true">
        <draw:text-box/>
      </draw:frame>
      <draw:frame presentation:style-name="Mpr13" draw:text-style-name="MP1" draw:layer="backgroundobjects" svg:width="6.523cm" svg:height="1.448cm" svg:x="2.7cm" svg:y="18.7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3" draw:layer="backgroundobjects" svg:width="8.875cm" svg:height="1.448cm" svg:x="10.276cm" svg:y="18.731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376cm" svg:y="18.7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20$Build-9567</meta:generator>
    <dc:title>Notebook</dc:title>
    <dc:description>Presentation Layout Template</dc:description>
    <meta:creation-date>2013-06-09T10:11:26</meta:creation-date>
    <dc:language>en-US</dc:language>
    <meta:editing-cycles>53</meta:editing-cycles>
    <meta:editing-duration>PT14H16M28S</meta:editing-duration>
    <dc:date>2013-06-13T10:04:21</dc:date>
    <meta:document-statistic meta:object-count="134"/>
    <meta:user-defined meta:name="Info 1"/>
    <meta:user-defined meta:name="Info 2"/>
    <meta:user-defined meta:name="Info 3"/>
    <meta:user-defined meta:name="Info 4"/>
    <meta:template xlink:type="simple" xlink:actuate="onRequest" xlink:title="Notebook" xlink:href="../../../../../Applications/OpenOffice.org.app/Contents/basis-link/share/template/en-US/layout/lyt-book.otp"/>
  </office:meta>
</office:document-meta>
</file>